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6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8" style:family="paragraph" style:parent-style-name="graphic">
      <style:paragraph-properties fo:break-before="page" text:number-lines="false" text:line-number="0"/>
    </style:style>
    <style:style style:name="P9" style:family="paragraph" style:parent-style-name="subsection">
      <style:paragraph-properties fo:break-before="page"/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longtitle">
      <style:paragraph-properties text:number-lines="true" text:line-number="5"/>
    </style:style>
    <style:style style:name="P12" style:family="paragraph" style:parent-style-name="arrangementofsections">
      <style:paragraph-properties fo:text-align="start" style:justify-single-word="false"/>
    </style:style>
    <style:style style:name="P13" style:family="paragraph" style:parent-style-name="shorttitleenglish">
      <style:paragraph-properties text:number-lines="true" text:line-number="0"/>
    </style:style>
    <style:style style:name="P14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5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6" style:family="paragraph" style:parent-style-name="centered">
      <style:paragraph-properties text:number-lines="false" text:line-number="0"/>
      <style:text-properties style:font-name="Times New Roman" fo:font-size="11pt" style:font-size-asian="11pt" style:font-size-complex="11pt"/>
    </style:style>
    <style:style style:name="P17" style:family="paragraph" style:parent-style-name="centered">
      <style:paragraph-properties text:number-lines="false" text:line-number="0"/>
      <style:text-properties style:font-name="Times New Roman" fo:font-size="11pt" style:font-name-asian="Times New Roman3" style:font-size-asian="11pt" style:font-name-complex="Times New Roman3" style:font-size-complex="11pt"/>
    </style:style>
    <style:style style:name="P18" style:family="paragraph" style:parent-style-name="Standard">
      <style:paragraph-properties text:number-lines="false" text:line-number="0"/>
    </style:style>
    <style:style style:name="P19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0" style:family="paragraph" style:parent-style-name="bill">
      <style:paragraph-properties text:number-lines="false" text:line-number="0"/>
    </style:style>
    <style:style style:name="P21" style:family="paragraph" style:parent-style-name="shorttitlebackpage">
      <style:paragraph-properties text:number-lines="false" text:line-number="0"/>
    </style:style>
    <style:style style:name="P22" style:family="paragraph" style:parent-style-name="hr2">
      <style:paragraph-properties text:number-lines="false" text:line-number="0"/>
    </style:style>
    <style:style style:name="P23" style:family="paragraph" style:parent-style-name="hr2">
      <style:paragraph-properties text:number-lines="false" text:line-number="0"/>
      <style:text-properties style:font-name="Times New Roman"/>
    </style:style>
    <style:style style:name="P24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5" style:family="paragraph" style:parent-style-name="asinitiated">
      <style:paragraph-properties text:number-lines="false" text:line-number="0"/>
    </style:style>
    <style:style style:name="P26" style:family="paragraph" style:parent-style-name="actreferredto">
      <style:paragraph-properties>
        <style:tab-stops/>
      </style:paragraph-properties>
    </style:style>
    <style:style style:name="P27" style:family="paragraph" style:parent-style-name="actreferredto">
      <style:paragraph-properties fo:margin-left="0.351cm" fo:margin-right="0cm" fo:text-indent="0cm" style:auto-text-indent="false">
        <style:tab-stops/>
      </style:paragraph-properties>
    </style:style>
    <style:style style:name="P28" style:family="paragraph" style:parent-style-name="backpageprovision_5f_no_5f_line_5f_numbering">
      <style:paragraph-properties fo:margin-top="0.199cm" fo:margin-bottom="0.499cm"/>
    </style:style>
    <style:style style:name="P29" style:family="paragraph" style:parent-style-name="Standard" style:master-page-name="frontcover">
      <style:paragraph-properties style:page-number="1"/>
    </style:style>
    <style:style style:name="P30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3"/>
    </style:style>
    <style:style style:name="T6" style:family="text">
      <style:text-properties style:font-name="Times New Roman3" style:font-name-asian="Times New Roman3" style:font-name-complex="Times New Roman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Times New Roman3" style:font-style-asian="italic" style:font-name-complex="Times New Roman3" style:font-style-complex="italic"/>
    </style:style>
    <style:style style:name="T9" style:family="text">
      <style:text-properties fo:color="#000000" fo:font-style="italic" style:font-name-asian="Arial1" style:font-style-asian="italic" style:font-name-complex="Arial1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Times New Roman3" style:font-style-asian="normal" style:font-name-complex="Times New Roman3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30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TOGHCHÁIN (LEASÚ), 2016" text:name="GA_shorttitle"/>
        <text:user-field-decl office:value-type="string" office:string-value="Electoral (Amendment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amend the Electoral Acts 1992 to 2015 to ensure all polling stations are made accessible to wheelchair users." text:name="EN_longtitle"/>
        <text:user-field-decl office:value-type="string" office:string-value="GA_shorttitle_caps" text:name="GA_shorttitle_caps"/>
      </text:user-field-decls>
      <text:p text:style-name="P29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3">An Bille Toghcháin (Leasú), 2016</text:span></text:span></text:p>
      <text:p text:style-name="shorttitleenglish_5f_frontpage"><text:span text:style-name="bold_5f_noitalic_5f_nounderline"><text:span text:style-name="T3">Electoral (Amendment) Bill 2016</text:span></text:span></text:p>
      <text:p text:style-name="P7"/>
      <text:p text:style-name="asinitiated"><text:span text:style-name="bold_5f_noitalic_5f_nounderline"><text:span text:style-name="T4">Mar a tionscnaíodh</text:span></text:span></text:p>
      <text:p text:style-name="asinitiated"><text:span text:style-name="bold_5f_noitalic_5f_nounderline"><text:span text:style-name="T4">As initiated</text:span></text:span></text:p>
      <text:p text:style-name="hr"/>
      <text:p text:style-name="P30"/>
      <text:p text:style-name="hr"/>
      <text:p text:style-name="shorttitleirish"><text:user-field-get text:name="GA_shorttitle">AN BILLE TOGHCHÁIN (LEASÚ), 2016</text:user-field-get></text:p>
      <text:p text:style-name="shorttitleenglish"><text:span text:style-name="bold_5f_noitalic_5f_nounderline"><text:span text:style-name="T2"><text:user-field-get text:name="EN_shorttitle">Electoral (Amendment) Bill 2016</text:user-field-get></text:span></text:span><text:span text:style-name="bold_5f_noitalic_5f_nounderline"><text:span text:style-name="T2"> </text:span></text:span></text:p>
      <text:p text:style-name="hr"/>
      <text:p text:style-name="P5"><text:span text:style-name="nobold_5f_italic_5f_nounderline"><text:user-field-get text:name="GA_DOC_STAGE">Mar a tionscnaíodh</text:user-field-get></text:span><text:span text:style-name="nobold_5f_italic_5f_nounderline"> </text:span></text:p>
      <text:p text:style-name="P6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arrangementofsections">CONTENTS</text:p>
      <text:p text:style-name="arrangementofsections"/>
      <text:p text:style-name="P12">Section</text:p>
      <text:p text:style-name="tocsectionnumber">1. <text:bookmark-ref text:reference-format="text" text:ref-name="toc_book_1">Interpretation</text:bookmark-ref></text:p>
      <text:p text:style-name="tocsectionnumber">2. <text:bookmark-ref text:reference-format="text" text:ref-name="toc_book_2">Amendment of section 28 of Act of 1992</text:bookmark-ref></text:p>
      <text:p text:style-name="tocsectionnumber">3. <text:bookmark-ref text:reference-format="text" text:ref-name="toc_book_3">Amendment of section 94 of Act of 1992</text:bookmark-ref></text:p>
      <text:p text:style-name="tocsectionnumber">4. <text:bookmark-ref text:reference-format="text" text:ref-name="toc_book_4">Short title, collective citation and commencement</text:bookmark-ref></text:p>
      <text:p text:style-name="tocsectionnumber"/>
      <text:alphabetical-index text:style-name="Sect1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s Referred to</text:p>
          </text:index-title>
          <text:p text:style-name="P27">County Management Acts 1940 to 1991</text:p>
          <text:p text:style-name="P26">Electoral Act 1992 (No. 23)</text:p>
          <text:p text:style-name="P26">Electoral Acts 1992 to 2015</text:p>
        </text:index-body>
      </text:alphabetical-index>
      <text:p text:style-name="Standard"/>
      <text:p text:style-name="P8"/>
      <text:p text:style-name="hr"/>
      <text:p text:style-name="shorttitleirish"><text:hidden-text text:condition="ooow:" text:string-value="P5:L1" text:is-hidden="true"/><text:user-field-get text:name="GA_shorttitle">AN BILLE TOGHCHÁIN (LEASÚ), 2016</text:user-field-get></text:p>
      <text:p text:style-name="P13"><text:hidden-text text:condition="ooow:" text:string-value="P5:L2" text:is-hidden="true"/><text:span text:style-name="bold_5f_noitalic_5f_nounderline"><text:span text:style-name="T2"><text:user-field-get text:name="EN_shorttitle">Electoral (Amendment)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11"><text:hidden-text text:condition="ooow:" text:string-value="P5:L5" text:is-hidden="true"/>An Act to amend the <text:alphabetical-index-mark-start text:id="IMark218444024"/>Electoral <text:alphabetical-index-mark-start text:id="IMark427824468"/>Acts 1992 to 2015<text:alphabetical-index-mark-end text:id="IMark427824468"/><text:alphabetical-index-mark-end text:id="IMark218444024"/> to ensure all polling stations are made <text:hidden-text text:condition="ooow:" text:string-value="P5:L6" text:is-hidden="true"/>accessible to wheelchair users.</text:p>
      <text:p text:style-name="enacted"><text:hidden-text text:condition="ooow:" text:string-value="P5:L7" text:is-hidden="true"/>Be it enacted by the Oireachtas as follows:</text:p>
      <text:p text:style-name="shouldernote"><text:hidden-text text:condition="ooow:" text:string-value="P5:L8" text:is-hidden="true"/><text:bookmark-start text:name="toc_book_1"/>Interpretation<text:bookmark-end text:name="toc_book_1"/></text:p>
      <text:p text:style-name="section"><text:hidden-text text:condition="ooow:" text:string-value="P5:L9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, “Act of 1992” means the <text:alphabetical-index-mark text:string-value="Electoral Act 1992 (No. 23)"/><text:a xlink:type="simple" xlink:href="http://www.irishstatutebook.ie/1992/en/act/pub/0023/index.html">Electoral Act 1992</text:a>.</text:p>
      <text:p text:style-name="shouldernote"><text:hidden-text text:condition="ooow:" text:string-value="P5:L10" text:is-hidden="true"/><text:bookmark-start text:name="toc_book_2"/>Amendment of section 28 of Act of 1992<text:bookmark-end text:name="toc_book_2"/></text:p>
      <text:p text:style-name="subsection"><text:hidden-text text:condition="ooow:" text:string-value="P5:L11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Subsection 28(1A) of the Act of 1992 is amended by the substitution of the following <text:hidden-text text:condition="ooow:" text:string-value="P5:L12" text:is-hidden="true"/>subsection:</text:p>
      <text:p text:style-name="subsection_5f_insert"><text:hidden-text text:condition="ooow:" text:string-value="P5:L13" text:is-hidden="true"/><text:tab/>“(1A)<text:tab/>Each local authority shall, in making a scheme under this section, <text:hidden-text text:condition="ooow:" text:string-value="P5:L14" text:is-hidden="true"/>appoint as polling places only such areas as shall allow the returning <text:hidden-text text:condition="ooow:" text:string-value="P5:L15" text:is-hidden="true"/>officer to provide polling stations which are accessible to wheelchair <text:hidden-text text:condition="ooow:" text:string-value="P5:L16" text:is-hidden="true"/>users.”.</text:p>
      <text:p text:style-name="subsection"><text:hidden-text text:condition="ooow:" text:string-value="P5:L17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Subsection 28(5A) is hereby repealed.</text:p>
      <text:p text:style-name="subsection"><text:hidden-text text:condition="ooow:" text:string-value="P5:L18" text:is-hidden="true"/><text:tab/><text:reference-mark-start text:name="subsectionnumber_3"/>(<text:sequence text:ref-name="refsubsectionnumber2" text:name="subsectionnumber" text:formula="ooow:subsectionnumber+1" style:num-format="1">3</text:sequence>)<text:reference-mark-end text:name="subsectionnumber_3"/><text:tab/>Subsection 28(6) of the Act of 1992 is amended by the substitution of the following <text:hidden-text text:condition="ooow:" text:string-value="P5:L19" text:is-hidden="true"/>subsection:</text:p>
      <text:p text:style-name="subsection_5f_insert"><text:hidden-text text:condition="ooow:" text:string-value="P5:L20" text:is-hidden="true"/><text:tab/>“(6)<text:tab/>Subject to subsection (7), the making of a scheme under this section <text:hidden-text text:condition="ooow:" text:string-value="P5:L21" text:is-hidden="true"/>shall be, in the case of the council of a county, a reserved function for <text:hidden-text text:condition="ooow:" text:string-value="P5:L22" text:is-hidden="true"/>the purposes of the <text:alphabetical-index-mark-start text:id="IMark427824468"/>County Management Acts 1940 to 1991<text:alphabetical-index-mark-end text:id="IMark427824468"/>, and, in <text:hidden-text text:condition="ooow:" text:string-value="P5:L23" text:is-hidden="true"/>the case of the corporation of a county borough, a reserved function <text:hidden-text text:condition="ooow:" text:string-value="P5:L24" text:is-hidden="true"/>for the purposes of the Acts relating to the management of the county <text:hidden-text text:condition="ooow:" text:string-value="P5:L25" text:is-hidden="true"/>borough.”.</text:p>
      <text:p text:style-name="shouldernote"><text:hidden-text text:condition="ooow:" text:string-value="P5:L26" text:is-hidden="true"/><text:bookmark-start text:name="toc_book_3"/>Amendment of section 94 of Act of 1992<text:bookmark-end text:name="toc_book_3"/></text:p>
      <text:p text:style-name="subsection"><text:hidden-text text:condition="ooow:" text:string-value="P5:L27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<text:reference-mark-start text:name="subsectionnumber_4"/>(<text:sequence text:ref-name="refsubsectionnumber3" text:name="subsectionnumber" style:num-format="1">1</text:sequence>)<text:reference-mark-end text:name="subsectionnumber_4"/><text:tab/>Subsection 94(1A) of the Act of 1992 is amended by the substitution of the following <text:hidden-text text:condition="ooow:" text:string-value="P5:L28" text:is-hidden="true"/>subsection:</text:p>
      <text:p text:style-name="subsection_5f_insert"><text:hidden-text text:condition="ooow:" text:string-value="P5:L29" text:is-hidden="true"/><text:tab/>“(1A)<text:tab/>Polling stations provided by the returning officer shall be accessible to <text:hidden-text text:condition="ooow:" text:string-value="P5:L30" text:is-hidden="true"/>wheelchair users.”.</text:p>
      <text:p text:style-name="subsection"><text:hidden-text text:condition="ooow:" text:string-value="P5:L31" text:is-hidden="true"/><text:tab/><text:reference-mark-start text:name="subsectionnumber_5"/>(<text:sequence text:ref-name="refsubsectionnumber4" text:name="subsectionnumber" text:formula="ooow:subsectionnumber+1" style:num-format="1">2</text:sequence>)<text:reference-mark-end text:name="subsectionnumber_5"/><text:tab/>Subsection 94(3A) is hereby repealed.</text:p>
      <text:p text:style-name="subsection"><text:soft-page-break/><text:hidden-text text:condition="ooow:" text:string-value="P6:L1" text:is-hidden="true"/><text:tab/><text:reference-mark-start text:name="subsectionnumber_6"/>(<text:sequence text:ref-name="refsubsectionnumber5" text:name="subsectionnumber" text:formula="ooow:subsectionnumber+1" style:num-format="1">3</text:sequence>)<text:reference-mark-end text:name="subsectionnumber_6"/><text:tab/>The Local Elections Regulations, 1995 (S.I. No. 297 of 1995) are amended by the <text:hidden-text text:condition="ooow:" text:string-value="P6:L2" text:is-hidden="true"/>removal of the words “where practicable” in sub-article 1A of Article 57.</text:p>
      <text:p text:style-name="shouldernote"><text:hidden-text text:condition="ooow:" text:string-value="P6:L3" text:is-hidden="true"/><text:bookmark-start text:name="toc_book_4"/>Short title, collective citation and commencement<text:bookmark-end text:name="toc_book_4"/></text:p>
      <text:p text:style-name="subsection"><text:hidden-text text:condition="ooow:" text:string-value="P6:L4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<text:reference-mark-start text:name="subsectionnumber_7"/>(<text:sequence text:ref-name="refsubsectionnumber6" text:name="subsectionnumber" style:num-format="1">1</text:sequence>)<text:reference-mark-end text:name="subsectionnumber_7"/><text:tab/>This Act may be cited as the Electoral (Amendment) Act 2016.</text:p>
      <text:p text:style-name="subsection"><text:hidden-text text:condition="ooow:" text:string-value="P6:L5" text:is-hidden="true"/><text:tab/><text:reference-mark-start text:name="subsectionnumber_8"/>(<text:sequence text:ref-name="refsubsectionnumber7" text:name="subsectionnumber" text:formula="ooow:subsectionnumber+1" style:num-format="1">2</text:sequence>)<text:reference-mark-end text:name="subsectionnumber_8"/><text:tab/>The <text:alphabetical-index-mark-start text:id="IMark427824468"/>Electoral <text:alphabetical-index-mark-start text:id="IMark218444024"/>Acts 1992 to 2015<text:alphabetical-index-mark-end text:id="IMark218444024"/><text:alphabetical-index-mark-end text:id="IMark427824468"/> and this Act may be cited together as the Electoral <text:hidden-text text:condition="ooow:" text:string-value="P6:L6" text:is-hidden="true"/>Acts 1992 to 2016 and shall be construed together as one Act.</text:p>
      <text:p text:style-name="subsection"><text:hidden-text text:condition="ooow:" text:string-value="P6:L7" text:is-hidden="true"/><text:tab/><text:reference-mark-start text:name="subsectionnumber_9"/>(<text:sequence text:ref-name="refsubsectionnumber8" text:name="subsectionnumber" text:formula="ooow:subsectionnumber+1" style:num-format="1">3</text:sequence>)<text:reference-mark-end text:name="subsectionnumber_9"/><text:tab/>This Act shall come into operation on such day as the Minister for Housing, Planning <text:hidden-text text:condition="ooow:" text:string-value="P6:L8" text:is-hidden="true"/>and Local Government may by order appoint, not being longer than 90 days from its <text:hidden-text text:condition="ooow:" text:string-value="P6:L9" text:is-hidden="true"/>promulgation by the President.</text:p>
      <text:p text:style-name="P9"><text:hidden-text text:condition="ooow:" text:string-value="P7:L1" text:is-hidden="true"/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<text:hidden-text text:condition="ooow:" text:string-value="P8:L1" text:is-hidden="true"/>An Bille Toghcháin (Leasú), 2016</text:p>
            <text:p text:style-name="P18"><text:hidden-text text:condition="ooow:" text:string-value="P8:L2" text:is-hidden="true"/><text:span text:style-name="bold_5f_noitalic_5f_nounderline"><text:span text:style-name="T3"> </text:span></text:span></text:p>
            <text:p text:style-name="P23"><text:hidden-text text:condition="ooow:" text:string-value="P8:L3" text:is-hidden="true"/> <text:s text:c="22"/></text:p>
            <text:p text:style-name="P20"><text:hidden-text text:condition="ooow:" text:string-value="P8:L4" text:is-hidden="true"/>BILLE</text:p>
            <text:p text:style-name="P25"><text:hidden-text text:condition="ooow:" text:string-value="P8:L5" text:is-hidden="true"/>(mar a tionscnaíodh)</text:p>
            <text:p text:style-name="P25"><text:hidden-text text:condition="ooow:" text:string-value="P8:L6" text:is-hidden="true"/>d<text:span text:style-name="T5">á ngairtear</text:span></text:p>
            <text:p text:style-name="P18"><text:hidden-text text:condition="ooow:" text:string-value="P8:L7" text:is-hidden="true"/> </text:p>
            <text:p text:style-name="backpageprovision_5f_no_5f_line_5f_numbering"><text:hidden-text text:condition="ooow:" text:string-value="P8:L8" text:is-hidden="true"/><text:span text:style-name="T6">Acht do leasú na nAchtanna Toghcháin, 1992 go </text:span><text:span text:style-name="T6"><text:hidden-text text:condition="ooow:" text:string-value="P8:L9" text:is-hidden="true"/></text:span><text:span text:style-name="T6">2015 chun a chinntiú go mbeidh gach stáisiún </text:span><text:span text:style-name="T6"><text:hidden-text text:condition="ooow:" text:string-value="P8:L10" text:is-hidden="true"/></text:span><text:span text:style-name="T6">vótaíochta inrochtana ag úsáideoirí </text:span><text:span text:style-name="T6"><text:hidden-text text:condition="ooow:" text:string-value="P8:L11" text:is-hidden="true"/></text:span><text:span text:style-name="T6">rothchathaoireach.</text:span></text:p>
            <text:p text:style-name="P23"><text:hidden-text text:condition="ooow:" text:string-value="P8:L12" text:is-hidden="true"/> </text:p>
            <text:p text:style-name="P16"><text:hidden-text text:condition="ooow:" text:string-value="P8:L13" text:is-hidden="true"/><text:span text:style-name="T7">An Teachta </text:span><text:span text:style-name="T9">Gearóid Mac Ádhaimh</text:span><text:span text:style-name="T8"> a thug isteach</text:span><text:span text:style-name="T11">,</text:span></text:p>
            <text:p text:style-name="P17"><text:hidden-text text:condition="ooow:" text:string-value="P8:L14" text:is-hidden="true"/>24 <text:span text:style-name="T7">Bealtaine</text:span><text:span text:style-name="T10">,</text:span> 2016</text:p>
            <text:p text:style-name="P24"><text:hidden-text text:condition="ooow:" text:string-value="P8:L15" text:is-hidden="true"/> </text:p>
            <text:p text:style-name="P19"><text:hidden-text text:condition="ooow:" text:string-value="P8:L16" text:is-hidden="true"/> </text:p>
          </table:table-cell>
          <table:table-cell table:style-name="Table1.B1" office:value-type="string">
            <text:p text:style-name="P21">Electoral (Amendment) Bill 2016</text:p>
            <text:p text:style-name="P18"><text:span text:style-name="bold_5f_noitalic_5f_nounderline"><text:span text:style-name="T3"/></text:span></text:p>
            <text:p text:style-name="P22"><text:s/></text:p>
            <text:p text:style-name="P20">BILL</text:p>
            <text:p text:style-name="P25">(as initiated)</text:p>
            <text:p text:style-name="P25">entitled</text:p>
            <text:p text:style-name="P18"/>
            <text:p text:style-name="P28">An Act to amend the Electoral Acts 1992 to 2015 to ensure all polling stations are made accessible to wheelchair users.</text:p>
            <text:p text:style-name="P22"><text:line-break/></text:p>
            <text:p text:style-name="P15">Introduced by Deputy Gerry Adams<text:span text:style-name="T10">,</text:span></text:p>
            <text:p text:style-name="P14">24<text:span text:style-name="T7">th May</text:span><text:span text:style-name="T10">,</text:span> 2016</text:p>
            <text:p text:style-name="P22"/>
            <text:p text:style-name="P18"/>
          </table:table-cell>
        </table:table-row>
      </table:table>
      <text:p text:style-name="Standard"><text:hidden-text text:condition="ooow:" text:string-value="P8:L17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5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30 of 2016" text:name="Footer"/>
        </text:user-field-decls>
        <text:p text:style-name="P2"><text:span text:style-name="T1"><text:tab/>[</text:span><text:span text:style-name="T1"><text:user-field-get text:name="Footer">No. 30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5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5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30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09:43</dc:date>
    <meta:printed-by>Nici Higgins</meta:printed-by>
    <meta:print-date>2009-05-27T14:24:24</meta:print-date>
    <meta:editing-cycles>619</meta:editing-cycles>
    <meta:editing-duration>P2DT6H8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8" meta:paragraph-count="73" meta:word-count="475" meta:character-count="2938"/>
  </office:meta>
</office:document-meta>
</file>